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mport java.sql.SQLException;</text:p>
      <text:p text:style-name="Preformatted_20_Text">import java.sql.Connection;</text:p>
      <text:p text:style-name="Preformatted_20_Text">import java.sql.ResultSet;</text:p>
      <text:p text:style-name="Preformatted_20_Text">import java.sql.Statement;</text:p>
      <text:p text:style-name="Preformatted_20_Text">import java.sql.DriverManager;</text:p>
      <text:p text:style-name="Preformatted_20_Text"/>
      <text:p text:style-name="Preformatted_20_Text">public class HiveQLOrderBy {</text:p>
      <text:p text:style-name="Preformatted_20_Text"><text:s text:c="3"/>private static String driverName = "org.apache.hadoop.hive.jdbc.HiveDriver";</text:p>
      <text:p text:style-name="Preformatted_20_Text"><text:s text:c="3"/></text:p>
      <text:p text:style-name="Preformatted_20_Text"><text:s text:c="3"/>public static void main(String[] args) throws SQLException {</text:p>
      <text:p text:style-name="Preformatted_20_Text"><text:s text:c="3"/></text:p>
      <text:p text:style-name="Preformatted_20_Text"><text:s text:c="6"/>// Register driver and create driver instance</text:p>
      <text:p text:style-name="Preformatted_20_Text"><text:s text:c="6"/>Class.forName(driverName);</text:p>
      <text:p text:style-name="Preformatted_20_Text"><text:s text:c="6"/></text:p>
      <text:p text:style-name="Preformatted_20_Text"><text:s text:c="6"/>// get connection</text:p>
      <text:p text:style-name="Preformatted_20_Text"><text:s text:c="6"/>Connection con = DriverManager.getConnection("jdbc:hive://localhost:10000/userdb", "", "");</text:p>
      <text:p text:style-name="Preformatted_20_Text"><text:s text:c="6"/></text:p>
      <text:p text:style-name="Preformatted_20_Text"><text:s text:c="6"/>// create statement </text:p>
      <text:p text:style-name="Preformatted_20_Text"><text:s text:c="6"/>Statement stmt = con.createStatement();</text:p>
      <text:p text:style-name="Preformatted_20_Text"><text:s text:c="6"/></text:p>
      <text:p text:style-name="Preformatted_20_Text"><text:s text:c="6"/>// execute statement</text:p>
      <text:p text:style-name="Preformatted_20_Text"><text:s text:c="6"/>Resultset res = stmt.executeQuery("SELECT * FROM employee ORDER BY DEPT;");</text:p>
      <text:p text:style-name="Preformatted_20_Text"><text:s text:c="6"/>System.out.println(" ID \t Name \t Salary \t Designation \t Dept ");</text:p>
      <text:p text:style-name="Preformatted_20_Text"><text:s text:c="6"/></text:p>
      <text:p text:style-name="Preformatted_20_Text"><text:s text:c="6"/>while (res.next()) {</text:p>
      <text:p text:style-name="Preformatted_20_Text"><text:s text:c="9"/>System.out.println(res.getInt(1) + " " + res.getString(2) + " " + res.getDouble(3) + " " + res.getString(4) + " " + res.getString(5));</text:p>
      <text:p text:style-name="Preformatted_20_Text"><text:s text:c="6"/>}</text:p>
      <text:p text:style-name="Preformatted_20_Text"><text:s text:c="6"/></text:p>
      <text:p text:style-name="Preformatted_20_Text"><text:s text:c="6"/>con.close();</text:p>
      <text:p text:style-name="Preformatted_20_Text"><text:s text:c="3"/>}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39:18.392000000</meta:creation-date>
    <dc:date>2018-01-30T13:44:19.320000000</dc:date>
    <meta:editing-duration>PT5M1S</meta:editing-duration>
    <meta:editing-cycles>1</meta:editing-cycles>
    <meta:document-statistic meta:table-count="0" meta:image-count="0" meta:object-count="0" meta:page-count="1" meta:paragraph-count="30" meta:word-count="104" meta:character-count="998" meta:non-whitespace-character-count="790"/>
    <meta:generator>LibreOffice/5.3.4.2$Windows_x86 LibreOffice_project/f82d347ccc0be322489bf7da61d7e4ad13fe2ff3</meta:generator>
  </office:meta>
</office:document-meta>
</file>